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11.5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3.776cm" fo:margin-right="0cm" fo:margin-top="0cm" fo:margin-bottom="0cm" fo:line-height="100%" fo:text-indent="-3.776cm">
        <style:tab-stops>
          <style:tab-stop style:position="-2.467cm"/>
          <style:tab-stop style:position="-0.03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custom-shape draw:style-name="gr1" draw:text-style-name="P1" draw:layer="layout" svg:width="15.751cm" svg:height="15.711cm" svg:x="0.999cm" svg:y="1.03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9.265cm" svg:height="1.055cm" svg:x="1.943cm" svg:y="1.736cm">
            <draw:text-box>
              <text:p text:style-name="P2"><text:span text:style-name="T1">Häklers Mashup-Plattform</text:span></text:p>
            </draw:text-box>
          </draw:frame>
          <draw:frame draw:style-name="gr2" draw:text-style-name="P4" draw:layer="layout" svg:width="10.048cm" svg:height="0.983cm" svg:x="1.999cm" svg:y="3.317cm">
            <draw:text-box>
              <text:p text:style-name="P2"><text:span text:style-name="T2">News from Finnish Rock Bands</text:span></text:p>
            </draw:text-box>
          </draw:frame>
          <draw:frame draw:style-name="gr3" draw:text-style-name="P6" draw:layer="layout" svg:width="18.832cm" svg:height="10.555cm" svg:x="2cm" svg:y="4.212cm">
            <draw:text-box>
              <text:p text:style-name="P2"><text:span text:style-name="T3">Agonizer</text:span></text:p>
              <text:p text:style-name="P5"><text:span text:style-name="T4"><text:tab/></text:span><text:span text:style-name="T4">News1:</text:span><text:span text:style-name="T4"><text:tab/></text:span><text:span text:style-name="T4">„Lorem ipsum dolor sit amet,</text:span></text:p>
              <text:p text:style-name="P5"><text:span text:style-name="T4"><text:tab/></text:span><text:span text:style-name="T4"><text:tab/></text:span><text:span text:style-name="T4">consectetur adipisicing elit, sed</text:span></text:p>
              <text:p text:style-name="P5"><text:span text:style-name="T4"><text:tab/></text:span><text:span text:style-name="T4"><text:tab/></text:span><text:span text:style-name="T4">do eiusmod tempor incididunt ut</text:span></text:p>
              <text:p text:style-name="P5"><text:span text:style-name="T4"><text:tab/></text:span><text:span text:style-name="T4"><text:tab/></text:span><text:span text:style-name="T4">labore et dolore magna aliqua.“</text:span></text:p>
              <text:p text:style-name="P5"><text:span text:style-name="T4"><text:tab/></text:span></text:p>
              <text:p text:style-name="P5"><text:span text:style-name="T4"><text:tab/></text:span><text:span text:style-name="T4">News2:</text:span><text:span text:style-name="T4"><text:tab/></text:span><text:span text:style-name="T4">„Lorem ipsum dolor sit amet,</text:span></text:p>
              <text:p text:style-name="P5"><text:span text:style-name="T4"><text:tab/></text:span><text:span text:style-name="T4"><text:tab/></text:span><text:span text:style-name="T4">consectetur adipisicing elit, sed</text:span></text:p>
              <text:p text:style-name="P5"><text:span text:style-name="T4"><text:tab/></text:span><text:span text:style-name="T4"><text:tab/></text:span><text:span text:style-name="T4">do eiusmod tempor incididunt ut</text:span></text:p>
              <text:p text:style-name="P5"><text:span text:style-name="T4"><text:tab/></text:span><text:span text:style-name="T4"><text:tab/></text:span><text:span text:style-name="T4">labore et dolore magna aliqua.“</text:span></text:p>
              <text:p text:style-name="P5"><text:span text:style-name="T4"/></text:p>
              <text:p text:style-name="P5"><text:span text:style-name="T4"><text:tab/></text:span><text:span text:style-name="T4">News3:</text:span><text:span text:style-name="T4"><text:tab/></text:span><text:span text:style-name="T4">„Lorem ipsum dolor sit amet,</text:span></text:p>
              <text:p text:style-name="P5"><text:span text:style-name="T4"><text:tab/></text:span><text:span text:style-name="T4"><text:tab/></text:span><text:span text:style-name="T4">consectetur adipisicing elit, sed</text:span></text:p>
              <text:p text:style-name="P5"><text:span text:style-name="T4"><text:tab/></text:span><text:span text:style-name="T4"><text:tab/></text:span><text:span text:style-name="T4">do eiusmod tempor incididunt ut</text:span></text:p>
              <text:p text:style-name="P5"><text:span text:style-name="T4"><text:tab/></text:span><text:span text:style-name="T4"><text:tab/></text:span><text:span text:style-name="T4">labore et dolore magna aliqua.“</text:span></text:p>
              <text:p text:style-name="P5"><text:span text:style-name="T4"/></text:p>
              <text:p text:style-name="P5"><text:span text:style-name="T3">...</text:span></text:p>
              <text:p text:style-name="P2"><text:span text:style-name="T4"/></text:p>
            </draw:text-box>
          </draw:frame>
          <draw:frame draw:style-name="gr2" draw:text-style-name="P6" draw:layer="layout" svg:width="3.812cm" svg:height="0.963cm" svg:x="9.438cm" svg:y="15.287cm">
            <draw:text-box>
              <text:p text:style-name="P2"><text:span text:style-name="T3">1 </text:span><text:span text:style-name="T5">2</text:span><text:span text:style-name="T3"> </text:span><text:span text:style-name="T5">3</text:span><text:span text:style-name="T3"> </text:span><text:span text:style-name="T5">4</text:span><text:span text:style-name="T3"> </text:span><text:span text:style-name="T5">next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Wild</meta:initial-creator>
    <meta:creation-date>2011-10-25T10:20:55.58</meta:creation-date>
    <dc:date>2011-10-25T11:47:28.65</dc:date>
    <dc:creator>Jan Wild</dc:creator>
    <meta:editing-duration>PT1H26M32S</meta:editing-duration>
    <meta:editing-cycles>5</meta:editing-cycles>
    <meta:generator>LibreOffice/3.4$Win32 LibreOffice_project/340m1$Build-302</meta:generator>
    <meta:document-statistic meta:object-count="6"/>
  </office:meta>
</office:document-meta>
</file>